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5.2000007629395pt" style:font-size-asian="25.2000007629395pt" style:font-size-complex="25.2000007629395pt"/>
    </style:style>
    <style:style style:name="P6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.2000007629395pt" style:font-size-asian="25.2000007629395pt" style:font-size-complex="25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3">
        <draw:frame presentation:style-name="pr1" draw:layer="layout" svg:width="22.5cm" svg:height="3.55cm" svg:x="1.4cm" svg:y="0.559cm" presentation:class="title">
          <draw:text-box>
            <text:p>Bad Smells in Code<text:line-break/><text:span text:style-name="T1">(chapter 3)</text:span></text:p>
          </draw:text-box>
        </draw:frame>
        <draw:frame presentation:style-name="pr5" draw:text-style-name="P4" draw:layer="layout" svg:width="12.297cm" svg:height="13.73cm" svg:x="1.4cm" svg:y="5.066cm" presentation:class="outline" presentation:user-transformed="true">
          <draw:text-box>
            <text:list text:style-name="L2">
              <text:list-item>
                <text:p>Duplicated code</text:p>
              </text:list-item>
            </text:list>
            <text:list text:style-name="L3">
              <text:list-item>
                <text:list>
                  <text:list-item>
                    <text:p>Dry! Reuse helper method</text:p>
                  </text:list-item>
                </text:list>
              </text:list-item>
            </text:list>
            <text:list text:style-name="L2">
              <text:list-item>
                <text:p>Long method</text:p>
              </text:list-item>
            </text:list>
            <text:list text:style-name="L3">
              <text:list-item>
                <text:list>
                  <text:list-item>
                    <text:p>Decompose in smaller methods</text:p>
                  </text:list-item>
                </text:list>
              </text:list-item>
            </text:list>
            <text:list text:style-name="L2">
              <text:list-item>
                <text:p>Large class</text:p>
              </text:list-item>
            </text:list>
            <text:list text:style-name="L3">
              <text:list-item>
                <text:list>
                  <text:list-item>
                    <text:p>Decompose in subclasses</text:p>
                  </text:list-item>
                </text:list>
              </text:list-item>
            </text:list>
            <text:list text:style-name="L2">
              <text:list-item>
                <text:p>Long parameter list</text:p>
              </text:list-item>
            </text:list>
            <text:list text:style-name="L3">
              <text:list-item>
                <text:list>
                  <text:list-item>
                    <text:p>Only pass what always required, call methods to get additional needed data</text:p>
                  </text:list-item>
                  <text:list-item>
                    <text:p>Pass map, keeping unchanged the interfac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5">Divergent change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parate classes to reduce dependencies 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Shotgun surgery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llect methods depending on comm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Feature envy</text:span></text:p>
              </text:list-item>
            </text:list>
            <text:list text:style-name="L3">
              <text:list-item>
                <text:list>
                  <text:list-item>
                    <text:p><text:span text:style-name="T5">Implement methods within the responsibl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1" draw:layer="layout" svg:width="22.5cm" svg:height="3.55cm" svg:x="1.4cm" svg:y="0.559cm" presentation:class="titl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5cm" svg:x="2.286cm" svg:y="5.066cm" presentation:class="outline" presentation:user-transformed="true">
          <draw:text-box>
            <text:list text:style-name="L2">
              <text:list-item>
                <text:p>Extract Method</text:p>
              </text:list-item>
            </text:list>
            <text:list text:style-name="L3">
              <text:list-item>
                <text:list>
                  <text:list-item>
                    <text:p>Short and finely grained methods</text:p>
                  </text:list-item>
                  <text:list-item>
                    <text:p>Close semantic purpose</text:p>
                  </text:list-item>
                  <text:list-item>
                    <text:p>Self explaining code, no need of comments</text:p>
                  </text:list-item>
                  <text:list-item>
                    <text:p>Well-named methods explaining the specific functionality</text:p>
                  </text:list-item>
                  <text:list-item>
                    <text:p>Easy to override</text:p>
                  </text:list-item>
                </text:list>
              </text:list-item>
            </text:list>
            <text:list text:style-name="L2">
              <text:list-item>
                <text:p>Pull Up Method</text:p>
              </text:list-item>
            </text:list>
            <text:list text:style-name="L3">
              <text:list-item>
                <text:list>
                  <text:list-item>
                    <text:p>Eliminate duplicated behavior from classes, preventing partial al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13cm" svg:height="14.746cm" svg:x="2.286cm" svg:y="5.32cm" presentation:class="outline" presentation:user-transformed="true">
          <draw:text-box>
            <text:list text:style-name="L2">
              <text:list-item>
                <text:p>Form Template Method</text:p>
              </text:list-item>
            </text:list>
            <text:list text:style-name="L3">
              <text:list-item>
                <text:list>
                  <text:list-item>
                    <text:p>Reduce duplicated behavior on subclasses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Substitute Algorithm</text:p>
              </text:list-item>
            </text:list>
            <text:list text:style-name="L3">
              <text:list-item>
                <text:list>
                  <text:list-item>
                    <text:p>Replace complex method body with simpler one</text:p>
                  </text:list-item>
                  <text:list-item>
                    <text:p>Easy to understand</text:p>
                  </text:list-item>
                  <text:list-item>
                    <text:p>Avoid duplication with library features</text:p>
                  </text:list-item>
                </text:list>
              </text:list-item>
            </text:list>
            <text:list text:style-name="L2">
              <text:list-item>
                <text:p>Extract Class</text:p>
              </text:list-item>
            </text:list>
            <text:list text:style-name="L3">
              <text:list-item>
                <text:list>
                  <text:list-item>
                    <text:p>Short and well defined purpose</text:p>
                  </text:list-item>
                  <text:list-item>
                    <text:p>Split classes grouping common respon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Replace Temp With Query</text:p>
              </text:list-item>
            </text:list>
            <text:list text:style-name="L3">
              <text:list-item>
                <text:list>
                  <text:list-item>
                    <text:p>Prevent using local variable storing expression result</text:p>
                  </text:list-item>
                  <text:list-item>
                    <text:p>Accessibility of an expression, extracting it into a method</text:p>
                  </text:list-item>
                  <text:list-item>
                    <text:p>Possible reuse of the new method</text:p>
                  </text:list-item>
                </text:list>
              </text:list-item>
            </text:list>
            <text:list text:style-name="L2">
              <text:list-item>
                <text:p>Introduce Parameter Object</text:p>
              </text:list-item>
            </text:list>
            <text:list text:style-name="L3">
              <text:list-item>
                <text:list>
                  <text:list-item>
                    <text:p>Reduce list of parameters</text:p>
                  </text:list-item>
                  <text:list-item>
                    <text:p>Group relative parameters into object</text:p>
                  </text:list-item>
                  <text:list-item>
                    <text:p>Detect potential extract class candi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Preserve Whole Object</text:p>
              </text:list-item>
            </text:list>
            <text:list text:style-name="L3">
              <text:list-item>
                <text:list>
                  <text:list-item>
                    <text:p>Reduce parameter list</text:p>
                  </text:list-item>
                  <text:list-item>
                    <text:p>Coupling direct source object instead of call many methods for its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ons: increase dependencies between objects</text:p>
                  </text:list-item>
                </text:list>
              </text:list-item>
            </text:list>
            <text:list text:style-name="L2">
              <text:list-item>
                <text:p>Replace Method With Method Object</text:p>
                <text:list>
                  <text:list-item>
                    <text:p>A method with many local variables is a candidate to be converted to an object with its attributes</text:p>
                  </text:list-item>
                  <text:list-item>
                    <text:p>Complex method can still be extracted within the new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ecompose Conditionals</text:p>
                <text:list>
                  <text:list-item>
                    <text:p>Reduce complexity of control flow</text:p>
                  </text:list-item>
                  <text:list-item>
                    <text:p>Better describing of code branching</text:p>
                  </text:list-item>
                  <text:list-item>
                    <text:p>Accessibility of conditional checks, extracting them into methods</text:p>
                  </text:list-item>
                  <text:list-item>
                    <text:p>Possible reuse of the new methods</text:p>
                  </text:list-item>
                </text:list>
              </text:list-item>
              <text:list-item>
                <text:p>Extract Subclass</text:p>
                <text:list>
                  <text:list-item>
                    <text:p>Separate methods only used by some instances of a class</text:p>
                  </text:list-item>
                  <text:list-item>
                    <text:p>Better specification of a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10-19T13:53:07.692931966</dc:date>
    <meta:editing-duration>PT11H48M22S</meta:editing-duration>
    <meta:editing-cycles>112</meta:editing-cycles>
    <meta:generator>LibreOffice/4.2.8.2$Linux_X86_64 LibreOffice_project/420m0$Build-2</meta:generator>
    <meta:document-statistic meta:object-count="98"/>
  </office:meta>
</office:document-meta>
</file>